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solid" draw:fill-color="#dddddd" draw:auto-grow-height="true" draw:auto-grow-width="false" fo:max-height="0cm" fo:min-height="0cm"/>
    </style:style>
    <style:style style:name="gr3" style:family="graphic" style:parent-style-name="standard">
      <style:graphic-properties draw:stroke="solid" svg:stroke-width="0.053cm" svg:stroke-color="#dddddd" draw:marker-start-width="0.279cm" draw:marker-end-width="0.279cm" draw:fill="solid" draw:fill-color="#dddddd" draw:auto-grow-height="true" draw:auto-grow-width="false" fo:max-height="0cm" fo:min-height="4.267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dddddd" draw:marker-start-width="0.279cm" draw:marker-end-width="0.279cm" draw:fill="solid" draw:fill-color="#dddddd" draw:auto-grow-height="true" draw:auto-grow-width="false" fo:max-height="0cm" fo:min-height="5.713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dddddd" draw:fill="solid" draw:fill-color="#ffffff" draw:auto-grow-height="true" draw:auto-grow-width="false" fo:max-height="0cm" fo:min-height="1.42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531cm" style:use-optimal-column-width="false"/>
    </style:style>
    <style:style style:name="co2" style:family="table-column">
      <style:table-column-properties style:column-width="1.191cm" style:use-optimal-column-width="false"/>
    </style:style>
    <style:style style:name="co3" style:family="table-column">
      <style:table-column-properties style:column-width="1.195cm" style:use-optimal-column-width="false"/>
    </style:style>
    <style:style style:name="co4" style:family="table-column">
      <style:table-column-properties style:column-width="3.25cm" style:use-optimal-column-width="false"/>
    </style:style>
    <style:style style:name="co5" style:family="table-column">
      <style:table-column-properties style:column-width="3.25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354cm"/>
    </style:style>
    <style:style style:name="ro3" style:family="table-row">
      <style:table-row-properties style:row-height="1.623cm"/>
    </style:style>
    <style:style style:name="ce1" style:family="table-cell">
      <loext:graphic-properties draw:fill-color="#ffffff" fo:padding-top="0.1cm" fo:padding-bottom="0.1cm" fo:padding-left="0.1cm" fo:padding-right="0.1cm"/>
      <style:paragraph-properties fo:margin-left="0cm" fo:margin-right="0cm" fo:text-align="center" fo:text-indent="0cm" fo:border="0.03pt solid #999999">
        <style:tab-stops/>
      </style:paragraph-properties>
      <style:text-properties fo:font-size="18pt" style:font-size-asian="18pt" style:font-size-complex="18pt"/>
    </style:style>
    <style:style style:name="ce2" style:family="table-cell">
      <loext:graphic-properties draw:fill-color="#ffffff"/>
      <style:paragraph-properties fo:text-align="center" fo:border-left="0.03pt solid #999999" fo:border-right="0.03pt solid #999999" fo:border-top="0.03pt solid #999999" fo:border-bottom="none"/>
    </style:style>
    <style:style style:name="ce3" style:family="table-cell">
      <loext:graphic-properties draw:fill-color="#ffffff" fo:padding-top="0.1cm" fo:padding-bottom="0.1cm" fo:padding-left="0.1cm" fo:padding-right="0.1cm"/>
      <style:paragraph-properties fo:margin-left="0cm" fo:margin-right="0cm" fo:text-align="center" fo:text-indent="0cm" fo:border-left="0.03pt solid #999999" fo:border-right="none" fo:border-top="0.03pt solid #999999" fo:border-bottom="0.03pt solid #999999">
        <style:tab-stops/>
      </style:paragraph-properties>
      <style:text-properties fo:font-size="18pt" style:font-size-asian="18pt" style:font-size-complex="18pt"/>
    </style:style>
    <style:style style:name="ce4" style:family="table-cell">
      <loext:graphic-properties draw:fill-color="#ffffff"/>
      <style:paragraph-properties fo:border-left="0.03pt solid #999999" fo:border-right="none" fo:border-top="0.03pt solid #999999" fo:border-bottom="0.03pt solid #999999"/>
    </style:style>
    <style:style style:name="ce5" style:family="table-cell">
      <loext:graphic-properties draw:fill-color="#dddddd"/>
      <style:paragraph-properties fo:border-left="none" fo:border-right="none" fo:border-top="0.03pt solid #999999" fo:border-bottom="0.03pt solid #999999"/>
    </style:style>
    <style:style style:name="ce6" style:family="table-cell">
      <loext:graphic-properties draw:fill-color="#ffffff"/>
      <style:paragraph-properties fo:border-left="none" fo:border-right="none" fo:border-top="0.03pt solid #999999" fo:border-bottom="0.03pt solid #999999"/>
    </style:style>
    <style:style style:name="ce7" style:family="table-cell">
      <loext:graphic-properties draw:fill-color="#ffffff"/>
      <style:paragraph-properties fo:border-left="none" fo:border-right="0.03pt solid #999999" fo:border-top="0.03pt solid #999999" fo:border-bottom="0.03pt solid #999999"/>
    </style:style>
    <style:style style:name="ce8" style:family="table-cell">
      <loext:graphic-properties draw:fill-color="#ffffff" fo:padding-top="0.1cm" fo:padding-bottom="0.1cm" fo:padding-left="0.1cm" fo:padding-right="0.1cm"/>
      <style:paragraph-properties fo:margin-left="0cm" fo:margin-right="0cm" fo:text-align="center" fo:text-indent="0cm" fo:border-left="none" fo:border-right="0.03pt solid #999999" fo:border-top="0.03pt solid #999999" fo:border-bottom="0.03pt solid #999999">
        <style:tab-stops/>
      </style:paragraph-properties>
      <style:text-properties fo:font-size="18pt" style:font-size-asian="18pt" style:font-size-complex="18pt"/>
    </style:style>
    <style:style style:name="P1" style:family="paragraph">
      <style:paragraph-properties fo:margin-left="0cm" fo:margin-right="0cm" fo:text-align="center" fo:text-indent="0cm">
        <style:tab-stops/>
      </style:paragraph-properties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ddddd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background-color="#dddd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7.222cm" svg:height="7.414cm" svg:x="0.401cm" svg:y="0.7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"/>
                <text:p text:style-name="P1">Žival</text:p>
              </table:table-cell>
              <table:table-cell table:number-columns-spanned="18">
                <text:p text:style-name="P2">Del genoma (16 baznih parov)</text:p>
                <text:p text:style-name="P2"><text:span text:style-name="T1">P</text:span><text:span text:style-name="T1">r</text:span><text:span text:style-name="T1">e</text:span><text:span text:style-name="T1">g</text:span><text:span text:style-name="T1">l</text:span><text:span text:style-name="T1">e</text:span><text:span text:style-name="T1">d</text:span><text:span text:style-name="T1">a</text:span><text:span text:style-name="T1">n</text:span><text:span text:style-name="T1">a </text:span><text:span text:style-name="T1">m</text:span><text:span text:style-name="T1">e</text:span><text:span text:style-name="T1">s</text:span><text:span text:style-name="T1">t</text:span><text:span text:style-name="T1">a </text:span><text:span text:style-name="T1">(</text:span><text:span text:style-name="T1">S</text:span><text:span text:style-name="T1">N</text:span><text:span text:style-name="T1">P</text:span><text:span text:style-name="T1">-</text:span><text:span text:style-name="T1">i)</text:span></text:p>
              </table:table-cell>
              <table:covered-table-cell table:number-columns-spanned="16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1">
                <text:p text:style-name="P1">Prireja </text:p>
                <text:p text:style-name="P1">[kg]</text:p>
              </table:table-cell>
            </table:table-row>
            <table:table-row table:style-name="ro2" table:default-cell-style-name="ce6">
              <table:table-cell table:style-name="ce3">
                <text:p text:style-name="P1">Žival 1</text:p>
              </table:table-cell>
              <table:table-cell table:style-name="ce4">
                <text:p>...</text:p>
              </table:table-cell>
              <table:table-cell table:style-name="ce5"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B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 table:style-name="ce7">
                <text:p>...</text:p>
              </table:table-cell>
              <table:table-cell table:style-name="ce8">
                <text:p text:style-name="P1">4350</text:p>
              </table:table-cell>
            </table:table-row>
            <table:table-row table:style-name="ro2" table:default-cell-style-name="ce6">
              <table:table-cell table:style-name="ce3">
                <text:p text:style-name="P1">Žival 2</text:p>
              </table:table-cell>
              <table:table-cell table:style-name="ce4">
                <text:p>...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 table:style-name="ce5">
                <text:p>B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 table:style-name="ce5"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 table:style-name="ce5"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 table:style-name="ce7">
                <text:p>...</text:p>
              </table:table-cell>
              <table:table-cell table:style-name="ce8">
                <text:p text:style-name="P1">7560</text:p>
              </table:table-cell>
            </table:table-row>
            <table:table-row table:style-name="ro2" table:default-cell-style-name="ce6">
              <table:table-cell table:style-name="ce3">
                <text:p text:style-name="P1">Žival 3</text:p>
              </table:table-cell>
              <table:table-cell table:style-name="ce4">
                <text:p>...</text:p>
              </table:table-cell>
              <table:table-cell table:style-name="ce5">
                <text:p>B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 table:style-name="ce5"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B</text:p>
              </table:table-cell>
              <table:table-cell table:style-name="ce5"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 table:style-name="ce7">
                <text:p>...</text:p>
              </table:table-cell>
              <table:table-cell table:style-name="ce8">
                <text:p text:style-name="P1">8940</text:p>
              </table:table-cell>
            </table:table-row>
            <table:table-row table:style-name="ro2" table:default-cell-style-name="ce6">
              <table:table-cell table:style-name="ce3">
                <text:p text:style-name="P1">Žival 4</text:p>
              </table:table-cell>
              <table:table-cell table:style-name="ce4">
                <text:p>...</text:p>
              </table:table-cell>
              <table:table-cell table:style-name="ce5"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 table:style-name="ce5">
                <text:p>B</text:p>
              </table:table-cell>
              <table:table-cell>
                <text:p>B</text:p>
              </table:table-cell>
              <table:table-cell>
                <text:p>A</text:p>
              </table:table-cell>
              <table:table-cell table:style-name="ce5"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 table:style-name="ce7">
                <text:p>...</text:p>
              </table:table-cell>
              <table:table-cell table:style-name="ce8">
                <text:p text:style-name="P1">587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3.6cm" svg:height="1.673cm" svg:x="0.2cm" svg:y="18.2cm">
          <draw:text-box>
            <text:p>Napoved = povprečje + vpliv SNP-ov</text:p>
            <text:p>Napoved za mlado žival = 6680 (povprečje) – 105 <text:s/>+ 115 + 30 + 300 = <text:span text:style-name="T2">6130</text:span><text:span text:style-name="T3"> kg</text:span></text:p>
          </draw:text-box>
        </draw:frame>
        <draw:frame draw:style-name="standard" draw:layer="layout" svg:width="27.224cm" svg:height="1.622cm" svg:x="0.388cm" svg:y="15.0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5"/>
            <table:table-row table:style-name="ro3" table:default-cell-style-name="ce6">
              <table:table-cell table:style-name="ce3">
                <text:p text:style-name="P1">Mlada žival</text:p>
              </table:table-cell>
              <table:table-cell table:style-name="ce4">
                <text:p>...</text:p>
              </table:table-cell>
              <table:table-cell table:style-name="ce5"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 table:style-name="ce5"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A</text:p>
              </table:table-cell>
              <table:table-cell table:style-name="ce5"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 table:style-name="ce7">
                <text:p>...</text:p>
              </table:table-cell>
              <table:table-cell table:style-name="ce8">
                <text:p text:style-name="P1">?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2.4cm" svg:height="0.962cm" svg:x="3.4cm" svg:y="8.115cm">
          <draw:text-box>
            <text:p>SNP 1</text:p>
          </draw:text-box>
        </draw:frame>
        <draw:frame draw:style-name="gr2" draw:text-style-name="P4" draw:layer="layout" svg:width="2.4cm" svg:height="0.962cm" svg:x="8.2cm" svg:y="8.115cm">
          <draw:text-box>
            <text:p>SNP 2</text:p>
          </draw:text-box>
        </draw:frame>
        <draw:frame draw:style-name="gr2" draw:text-style-name="P4" draw:layer="layout" svg:width="2.4cm" svg:height="0.962cm" svg:x="14.2cm" svg:y="8.115cm">
          <draw:text-box>
            <text:p>SNP 3</text:p>
          </draw:text-box>
        </draw:frame>
        <draw:frame draw:style-name="gr2" draw:text-style-name="P4" draw:layer="layout" svg:width="2.4cm" svg:height="0.962cm" svg:x="18cm" svg:y="8.115cm">
          <draw:text-box>
            <text:p>SNP 4</text:p>
          </draw:text-box>
        </draw:frame>
        <draw:frame draw:style-name="gr3" draw:text-style-name="P4" draw:layer="layout" svg:width="3.8cm" svg:height="5.991cm" svg:x="3.2cm" svg:y="9.009cm">
          <draw:text-box>
            <text:p>A = 5110</text:p>
            <text:p>B = 8250</text:p>
            <text:p/>
            <text:p/>
            <text:p/>
            <text:p/>
            <text:p>A = -105</text:p>
            <text:p>B = +105</text:p>
          </draw:text-box>
        </draw:frame>
        <draw:frame draw:style-name="gr4" draw:text-style-name="P4" draw:layer="layout" svg:width="3.8cm" svg:height="6.015cm" svg:x="8.2cm" svg:y="8.985cm">
          <draw:text-box>
            <text:p>A = 8940</text:p>
            <text:p>B = 5826</text:p>
            <text:p/>
            <text:p/>
            <text:p/>
            <text:p/>
            <text:p>A = +115</text:p>
            <text:p>B = -115</text:p>
          </draw:text-box>
        </draw:frame>
        <draw:frame draw:style-name="gr3" draw:text-style-name="P4" draw:layer="layout" svg:width="3.8cm" svg:height="5.991cm" svg:x="12.8cm" svg:y="8.985cm">
          <draw:text-box>
            <text:p>A = 6387</text:p>
            <text:p>B = 7405</text:p>
            <text:p/>
            <text:p/>
            <text:p/>
            <text:p/>
            <text:p>A = +30</text:p>
            <text:p>B = -30</text:p>
          </draw:text-box>
        </draw:frame>
        <draw:frame draw:style-name="gr3" draw:text-style-name="P4" draw:layer="layout" svg:width="3.8cm" svg:height="5.991cm" svg:x="18cm" svg:y="8.985cm">
          <draw:text-box>
            <text:p>A = 4350</text:p>
            <text:p>B = 7457</text:p>
            <text:p/>
            <text:p/>
            <text:p/>
            <text:p/>
            <text:p>A = -300</text:p>
            <text:p>B = +300</text:p>
          </draw:text-box>
        </draw:frame>
        <draw:frame draw:style-name="gr5" draw:text-style-name="P5" draw:layer="layout" svg:width="19cm" svg:height="1.673cm" svg:x="3cm" svg:y="11.2cm">
          <draw:text-box>
            <text:p text:style-name="P2">Ko popravimo za okoljske vplive, ugotovimo, da posamezna oblika na posameznem mestu prinaša: 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7:30:17.813830445</meta:creation-date>
    <dc:date>2018-03-13T08:46:55.682865927</dc:date>
    <meta:editing-duration>PT2M29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